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Pictures/2000000A000000DD000000DD245BE18F0D847CFC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75.21pt" svg:height="333.55pt" svg:x="2.35pt" svg:y="131.02pt">
            <loext:p draw:notify-on-update-of-ranges="Sheet1.A1:Sheet1.A7 Sheet1.B1:Sheet1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95" calcext:value-type="float">
            <text:p>0.005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191" calcext:value-type="float">
            <text:p>0.011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381" calcext:value-type="float">
            <text:p>0.023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5953" calcext:value-type="float">
            <text:p>0.059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906" calcext:value-type="float">
            <text:p>0.119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3812" calcext:value-type="float">
            <text:p>0.238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5719" calcext:value-type="float">
            <text:p>0.357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5:24:31.022187834</meta:creation-date>
    <dc:date>2016-12-07T15:31:37.760520636</dc:date>
    <meta:editing-duration>PT7M6S</meta:editing-duration>
    <meta:editing-cycles>2</meta:editing-cycles>
    <meta:generator>LibreOffice/5.1.4.2$Linux_X86_64 LibreOffice_project/10m0$Build-2</meta:generator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245BE18F0D847CFC.svm"/>
      </style:chart-properties>
    </style:style>
    <style:style style:name="ch3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0.0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293cm" svg:height="11.768cm" xlink:href=".." xlink:type="simple" chart:class="chart:scatter" chart:style-name="ch1">
        <chart:plot-area chart:style-name="ch2" table:cell-range-address="Sheet1.A1:Sheet1.B7" svg:x="0.405cm" svg:y="0.235cm" svg:width="19.483cm" svg:height="11.298cm">
          <chartooo:coordinate-region svg:x="1.503cm" svg:y="0.434cm" svg:width="18.105cm" svg:height="10.45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7" chart:class="chart:scatter">
            <chart:domain table:cell-range-address="Sheet1.A1:Sheet1.A7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1:Sheet1.A7</svg:desc>
                </draw:g>
              </table:table-cell>
              <table:table-cell office:value-type="float" office:value="0.00595">
                <text:p>0.00595</text:p>
                <draw:g>
                  <svg:desc>Sheet1.B1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1191">
                <text:p>0.01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2381">
                <text:p>0.023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05953">
                <text:p>0.059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11906">
                <text:p>0.11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23812">
                <text:p>0.238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35719">
                <text:p>0.357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